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bold"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justify"/>
    </style:style>
    <style:style style:name="P3" style:family="paragraph">
      <style:paragraph-properties fo:line-height="100.00%" fo:text-align="left"/>
    </style:style>
  </office:automatic-styles>
  <office:body>
    <office:text>
      <text:p text:style-name="P1"><text:span text:style-name="T1">Script Color Rabbit Prediction</text:span></text:p>
      <text:p text:style-name="P1"><text:span text:style-name="T2"/></text:p>
      <text:p text:style-name="P2"><text:span text:style-name="T3">Remarque : Une fois un certain message envoyé à la carte le lapin va commencer a dire son texte relatif a ce message ainsi chaque représentation de ce tour est unique. C’est de cette manière que ce robot adopte une attitude d’être vivant.</text:span></text:p>
      <text:p text:style-name="P3"><text:span text:style-name="T4"/></text:p>
      <text:p text:style-name="P3"><text:span text:style-name="T5">PRET : </text:span></text:p>
      <text:p text:style-name="P3"><text:span text:style-name="T5">-LAPIN : Bonjour tout le monde ! Je suis l’incroyable MAGICRABBIT, meilleur magicien <text:tab/><text:tab/><text:s text:c="3"/>de tout les temps. En même temps vu la concurrence c’est pas compliqué « hein »</text:span></text:p>
      <text:p text:style-name="P3"><text:span text:style-name="T5">-MAGICIEN : Bas merci...</text:span></text:p>
      <text:p text:style-name="P3"><text:span text:style-name="T5">LAPIN : Bas derien. Et je suis ici pour vous faire le meilleur tour du monde infaillible !</text:span></text:p>
      <text:p text:style-name="P3"><text:span text:style-name="T5">-MAGICIEN : infaillible ?</text:span></text:p>
      <text:p text:style-name="P3"><text:span text:style-name="T5">-LAPIN : Oui car je suis l’incroyable MAGICRABBIT . Laisse faire les pro petit. Pour commencer, il me faudrait<text:s text:c="2"/>l’aide d’un spectateur jolie… ah heureusement que j’avais dis jolie hein...Bon c’est pas grave on va faire avec...Le but de ce tour est de vous montrer que je peux prédire l’avenir, lire vos penser. Vous allez voir ca va faire un carton. Vous avez compris je suis dans un carton...vous êtes pas très drôle...Alors commencer par prendre le dessin et montrer le a tout le monde de manière élégante et séduisante. Waouh ! c’est très séduisant .<text:s text:c="2"/>Je suis enfermé dans cette boite donc j’espère que vous faite ce que je dis. En même temps mes créateurs ne sont pas très futé « hein »</text:span></text:p>
      <text:p text:style-name="P3"><text:span text:style-name="T5">-MAGICIEN : Je ne vous permet pas !</text:span></text:p>
      <text:p text:style-name="P3"><text:span text:style-name="T5">-LAPIN : Bas moi je me permet. Alors monsieur ou madame , on s’en fiche, vous allez coloriez un partie du corp du lapin sur votre dessin : chapeau, t-shirt pantalon ou même chaussette. Parce que c’est un lapin qui a du style. Alors commencez par choisir et prendre un marqueur, vraiment celui de votre choix...</text:span></text:p>
      <text:p text:style-name="P3"><text:span text:style-name="T6"/></text:p>
      <text:p text:style-name="P3"><text:span text:style-name="T6"/></text:p>
      <text:p text:style-name="P3"><text:span text:style-name="T7">ATTEND :</text:span></text:p>
      <text:p text:style-name="P3"><text:span text:style-name="T7">LAPIN : Vous avez le droit de vous dépêcher…</text:span></text:p>
      <text:p text:style-name="P3"><text:span text:style-name="T8"/></text:p>
      <text:p text:style-name="P3"><text:span text:style-name="T9">DEUX :</text:span></text:p>
      <text:p text:style-name="P3"><text:span text:style-name="T9">LAPIN : Bon j’imagine que vous avez choisi un feutre si c’est pas le cas dépêchez vous, je vais vous demander de...non mais attendez je sens quelque chose...je sens que vous essayer de me carotter ! Vous êtes sur d’avoir pris seulement un marqueur ? Si c’est pas le cas vous pouvez en reposer un sinon on continu !</text:span></text:p>
      <text:p text:style-name="P3"><text:span text:style-name="T10"/></text:p>
      <text:p text:style-name="P3"><text:span text:style-name="T11">DEJAR : </text:span></text:p>
      <text:p text:style-name="P3"><text:span text:style-name="T11">LAPIN :Une fois après avoir pris votre feutre vous allez pouvoir colorier le...vous êtes mignon mais on ne dupe pas l’incroyable MAGICRABBIT comme ça vous avez déjà colorié avec ce feutre alors reposez le et prenez en un autre !</text:span></text:p>
      <text:p text:style-name="P3"><text:span text:style-name="T12"/></text:p>
      <text:p text:style-name="P3"><text:span text:style-name="T13">DEJAB :</text:span></text:p>
      <text:p text:style-name="P3"><text:span text:style-name="T13">LAPIN : Aller on se dépêche...ah c’est bon vous l’avez ? Oups en tout cas c’est un bon choix de couleur je pense , je sens que vous avez du goût , et je sens aussi que vous avez déjà colorié avec ce feutre !!!</text:span></text:p>
      <text:p text:style-name="P3"><text:span text:style-name="T14"/></text:p>
      <text:p text:style-name="P3"><text:span text:style-name="T15">DEJAV :</text:span></text:p>
      <text:p text:style-name="P3"><text:span text:style-name="T15">LAPIN : Une fois le feutre choisi je vais vous demander de faire le bruit de la poule, j’entends rien il est ou le bruit de la poule ?<text:s text:c="4"/>Waouh ! Ça c’est bien ridicule ! c’est ça de prendre deux dois le même feutre petit coquin alors reposez ce feutre et prenez un jamais utilisé.</text:span></text:p>
      <text:p text:style-name="P3"><text:span text:style-name="T16"/></text:p>
      <text:p text:style-name="P3"><text:span text:style-name="T17">DEJAJ :</text:span></text:p>
      <text:p text:style-name="P3"><text:span text:style-name="T17">LAPIN : J’imagine que c’est bon ? Maintenant je vais vous demander de levez le bras gauche en l’aire. Plus haut allez y. Et maintenant faite un tour sur vous même ! Allez y !!! Waouh on dirait une superbe assistante ! Maintenant reposez ce feutre et prenez vraiment un feutre non utilisé encore</text:span></text:p>
      <text:p text:style-name="P3"><text:span text:style-name="T18"/></text:p>
      <text:p text:style-name="P3"><text:span text:style-name="T18"/></text:p>
      <text:p text:style-name="P3"><text:span text:style-name="T19">r :</text:span></text:p>
      <text:p text:style-name="P3"><text:span text:style-name="T19">LAPIN : Le temps est long enfermé dans cette boite...j’attends, vous avez choisi un marqueur ? Bon je vais prendre ça pour un oui. Vous pouvez changer rapidement de marqueur si vous le souhaitez, Si vous le souhaitez reposer votre marqueur puis prenez un an nouveau, c’est votre choix….</text:span></text:p>
      <text:p text:style-name="P3"><text:span text:style-name="T20"/></text:p>
      <text:p text:style-name="P3"><text:span text:style-name="T21">v :</text:span></text:p>
      <text:p text:style-name="P3"><text:span text:style-name="T21">LAPIN: Allez y a un rythme dans le tour alors on se dépêche ! Une fois le marqueur pris vous avez le droit de changer toujours car c’est entièrement votre choix, peut importe car je suis l’incroyable MAGICRABBIT et je l’aurais quand même prédit ! Donc si vous voulez changer reposer le feutre puis prenez en un nouveau.</text:span></text:p>
      <text:p text:style-name="P3"><text:span text:style-name="T22"/></text:p>
      <text:p text:style-name="P3"><text:span text:style-name="T23">j :</text:span></text:p>
      <text:p text:style-name="P3"><text:span text:style-name="T23">LAPIN : Lors ce que vous aurez enfin choisit un marqueur vous aurez le droit de changer. Vous avez<text:s text:c="3"/>le droit de changer ? Vous pouvez , Vous avez envie de changer ! Alors on change si vous voulez sinon tant pis...Vous avez simplement a reposer le marqueur et a en prendre un autre si vous voulez changer !</text:span></text:p>
      <text:p text:style-name="P3"><text:span text:style-name="T24"/></text:p>
      <text:p text:style-name="P3"><text:span text:style-name="T25">b :</text:span></text:p>
      <text:p text:style-name="P3"><text:span text:style-name="T25">LAPIN : La vie d’incroyable MAGICRABBIT et dur...enfin vous pouvez pas comprendre ce que c’est d’etre une star...Enfin bref vous avez du avoir le temps de choisir un nouveau marqueur, vous pouvez changer en reposant ce marqueur puis en prendre un autre ! c’est entièrement votre choix, vous pouvez changer le futur…</text:span></text:p>
      <text:p text:style-name="P3"><text:span text:style-name="T26"/></text:p>
      <text:p text:style-name="P3"><text:span text:style-name="T27">OKR :</text:span></text:p>
      <text:p text:style-name="P3"><text:span text:style-name="T27">LAPIN : Je ne sais toujours pas si vous avez changé de marqueur ou non vu que je suis enfermé dans cette boite en conserve !!! Bon passons vous allez colorié avec votre feutre le pantalon du lapin rapidement parce que on a pas le temps. Et oui en 2019 les lapins auront des<text:s/></text:span><text:span text:style-name="T28">pantalon</text:span><text:span text:style-name="T29"><text:s/>je prédis le futur je vous ai dis...Une fois finie rebouché le feutre et remettez le dans le pot</text:span></text:p>
      <text:p text:style-name="P3"><text:span text:style-name="T30"/></text:p>
      <text:p text:style-name="P3"><text:span text:style-name="T31">OKV :</text:span></text:p>
      <text:p text:style-name="P3"><text:span text:style-name="T31">LAPIN:j’imagine que vous n’avez pas changer de feutre car vous êtes têtu...mais je le savais car je suis l’incroyable MAGICRABBIT!! vous avez donc choisit le marqueur de votre choix et vous allez à présent colorié les<text:s/></text:span><text:span text:style-name="T32">chaussettes</text:span><text:span text:style-name="T33"><text:s/>du petit lapin….mmm ça me donne faim...un fois fini rebouchez le feutre et remettez le dans la boite.</text:span></text:p>
      <text:p text:style-name="P3"><text:span text:style-name="T34"/></text:p>
      <text:p text:style-name="P3"><text:span text:style-name="T35">OKJ :</text:span></text:p>
      <text:p text:style-name="P3"><text:span text:style-name="T35">LAPIN : Bon … si le tour rate c’est de votre faute hein…</text:span></text:p>
      <text:p text:style-name="P3"><text:span text:style-name="T35">MAGICIEN : magicien en carton</text:span></text:p>
      <text:p text:style-name="P3"><text:span text:style-name="T35">LAPIN : sauf que je suis l’incroyable MAGICRABBIT et je ne rate jamais ! Vous aviez le choix du marqueur et vous allez colorié le t-shirt du lapin ! j’espère que ça va donner un truc jolie ...Une fois finie rebouchez le feutre et remettez le dans le pot.</text:span></text:p>
      <text:p text:style-name="P3"><text:span text:style-name="T36"/></text:p>
      <text:p text:style-name="P3"><text:span text:style-name="T37">OKB :</text:span></text:p>
      <text:p text:style-name="P3"><text:span text:style-name="T37">Peut etre que vous avez changez peut etre pas on s’en fiche c’est votre choix...Vous allez donc colorié avec votre feutre le</text:span><text:span text:style-name="T38"><text:s/>chapeau<text:s/></text:span><text:span text:style-name="T39">du lapin, assez rapidement parce qu’on a pas le temps .</text:span></text:p>
      <text:p text:style-name="P3"><text:span text:style-name="T39">Une fois finie on rebouche le stylo parce que ça coûte cher et on le remet dans le pot petit voleur.</text:span></text:p>
      <text:p text:style-name="P3"><text:span text:style-name="T40"/></text:p>
      <text:p text:style-name="P3"><text:span text:style-name="T40"/></text:p>
      <text:p text:style-name="P3"><text:span text:style-name="T40"/></text:p>
      <text:p text:style-name="P3"><text:span text:style-name="T40"/></text:p>
      <text:p text:style-name="P3"><text:span text:style-name="T41">FIN : </text:span></text:p>
      <text:p text:style-name="P3"><text:span text:style-name="T41">LAPIN : Si mes comptes sont bon vous avez tout colorié n’est ce pas l’incroyable magicien raté?</text:span></text:p>
      <text:p text:style-name="P3"><text:span text:style-name="T41">MAGICIEN : pfff ouais c’est bon…</text:span></text:p>
      <text:p text:style-name="P3"><text:span text:style-name="T41">LAPIN : Comme quoi pas besoin d’avoir faire polytechnique nous faire de la magie. Continuons. Par les pouvoirs de magie noir blanche et grise qui me sont conféré ! Par la puissance de mon talent immense…</text:span></text:p>
      <text:p text:style-name="P3"><text:span text:style-name="T41">MAGICIEN : Abrège…</text:span></text:p>
      <text:p text:style-name="P3"><text:span text:style-name="T41">LAPIN : Laisse faire le pro. Monsieur ou madame veuillez montrer le dessin final colorié par vos soin a tout le monde avec élégance et séduction. Grrrrr. J’ai en réalité toujours su que vous alliez faire ses choix , vous avez entièrement choisit les feutres et aviez le choix de changer a chaque fois et pourtant...1 2 3 «MUSIQUE »</text:span></text:p>
      <text:p text:style-name="P3"><text:span text:style-name="T41">« OUVERTUE BOITE »</text:span></text:p>
      <text:p text:style-name="P3"><text:span text:style-name="T41">MAGICIEN : Les chaussures sont bien verte, le pantalon….Vous pouvez applaudire l’incroyable MAGICRABIT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